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48.08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22.08mm"/>
    </style:style>
    <style:style style:name="co10" style:family="table-column">
      <style:table-column-properties fo:break-before="auto" style:column-width="38.01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8.17mm"/>
    </style:style>
    <style:style style:name="co13" style:family="table-column">
      <style:table-column-properties fo:break-before="auto" style:column-width="26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4.3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31.87mm"/>
    </style:style>
    <style:style style:name="co19" style:family="table-column">
      <style:table-column-properties fo:break-before="auto" style:column-width="29.74mm"/>
    </style:style>
    <style:style style:name="co20" style:family="table-column">
      <style:table-column-properties fo:break-before="auto" style:column-width="32.14mm"/>
    </style:style>
    <style:style style:name="co21" style:family="table-column">
      <style:table-column-properties fo:break-before="auto" style:column-width="28.22mm"/>
    </style:style>
    <style:style style:name="co22" style:family="table-column">
      <style:table-column-properties fo:break-before="auto" style:column-width="33.27mm"/>
    </style:style>
    <style:style style:name="co23" style:family="table-column">
      <style:table-column-properties fo:break-before="auto" style:column-width="23.48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1.8mm"/>
    </style:style>
    <style:style style:name="co26" style:family="table-column">
      <style:table-column-properties fo:break-before="auto" style:column-width="11.7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12.56mm"/>
    </style:style>
    <style:style style:name="co29" style:family="table-column">
      <style:table-column-properties fo:break-before="auto" style:column-width="28.93mm"/>
    </style:style>
    <style:style style:name="co30" style:family="table-column">
      <style:table-column-properties fo:break-before="auto" style:column-width="20.67mm"/>
    </style:style>
    <style:style style:name="co31" style:family="table-column">
      <style:table-column-properties fo:break-before="auto" style:column-width="32.42mm"/>
    </style:style>
    <style:style style:name="co32" style:family="table-column">
      <style:table-column-properties fo:break-before="auto" style:column-width="27.68mm"/>
    </style:style>
    <style:style style:name="co33" style:family="table-column">
      <style:table-column-properties fo:break-before="auto" style:column-width="29.07mm"/>
    </style:style>
    <style:style style:name="co34" style:family="table-column">
      <style:table-column-properties fo:break-before="auto" style:column-width="15.3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25.14mm" fo:break-before="auto" style:use-optimal-row-height="tru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ta1" style:family="table" style:master-page-name="PageStyle_5f_JEŻELI1">
      <style:table-properties table:display="true" style:writing-mode="lr-tb"/>
    </style:style>
    <style:style style:name="ta2" style:family="table" style:master-page-name="PageStyle_5f_JEŻELI2">
      <style:table-properties table:display="true" style:writing-mode="lr-tb"/>
    </style:style>
    <style:style style:name="ta3" style:family="table" style:master-page-name="PageStyle_5f_JEŻELI3">
      <style:table-properties table:display="true" style:writing-mode="lr-tb"/>
    </style:style>
    <style:style style:name="ta4" style:family="table" style:master-page-name="PageStyle_5f_JEŻELI4">
      <style:table-properties table:display="true" style:writing-mode="lr-tb"/>
    </style:style>
    <style:style style:name="ta5" style:family="table" style:master-page-name="PageStyle_5f_JEŻELI5">
      <style:table-properties table:display="true" style:writing-mode="lr-tb"/>
    </style:style>
    <style:style style:name="ta6" style:family="table" style:master-page-name="PageStyle_5f_JEŻELI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ff" style:diagonal-bl-tr="0.74pt solid #1a1a1a" style:diagonal-tl-br="0.74pt solid #1a1a1a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4" style:family="table-cell" style:parent-style-name="Excel_5f_BuiltIn_5f_Percent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5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fo:border="0.74pt solid #1a1a1a" fo:padding="0.71mm" style:rotation-align="none"/>
    </style:style>
    <style:style style:name="ce23" style:family="table-cell" style:parent-style-name="Excel_5f_BuiltIn_5f_Currency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fo:border-bottom="2.49pt double-thin #1a1a1a" style:border-line-width-bottom="0.18mm 0.53mm 0.18mm" fo:background-color="#ffffff" style:diagonal-bl-tr="none" style:diagonal-tl-br="none" fo:border-left="2.49pt double-thin #1a1a1a" style:border-line-width-left="0.18mm 0.53mm 0.18mm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0" style:family="table-cell" style:parent-style-name="Default" style:data-style-name="N12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 style:data-style-name="N120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120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 style:data-style-name="N120">
      <style:table-cell-properties fo:border-bottom="0.74pt solid #1a1a1a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 style:data-style-name="N120">
      <style:table-cell-properties fo:border-bottom="2.49pt double-thin #1a1a1a" style:border-line-width-bottom="0.18mm 0.53mm 0.18mm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0.74pt solid #1a1a1a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 style:data-style-name="N12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Excel_5f_BuiltIn_5f_Currency" style:data-style-name="N11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9" style:family="table-cell" style:parent-style-name="Default" style:data-style-name="N10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61" style:family="table-cell" style:parent-style-name="Heading_5f_Jezeli" style:data-style-name="N0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4" style:family="table-cell" style:parent-style-name="Heading_5f_Jezeli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5" style:family="table-cell" style:parent-style-name="Default" style:data-style-name="N36">
      <style:table-cell-properties style:diagonal-bl-tr="none" style:diagonal-tl-br="none" fo:border="0.74pt solid #000000" fo:padding="0.71mm" style:rotation-align="none"/>
    </style:style>
    <style:style style:name="ce66" style:family="table-cell" style:parent-style-name="Excel_5f_BuiltIn_5f_Currency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67" style:family="table-cell" style:parent-style-name="Excel_5f_BuiltIn_5f_Currency" style:data-style-name="N11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8" style:family="table-cell" style:parent-style-name="Excel_5f_BuiltIn_5f_Currency" style:data-style-name="N121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9" style:family="table-cell" style:parent-style-name="Excel_5f_BuiltIn_5f_Currency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2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73" style:family="table-cell" style:parent-style-name="Heading_5f_Jezeli" style:data-style-name="N3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5" style:family="table-cell" style:parent-style-name="Default" style:data-style-name="N2">
      <style:table-cell-properties style:diagonal-bl-tr="none" style:diagonal-tl-br="none" fo:border="0.74pt solid #1a1a1a" fo:padding="0.71mm" style:rotation-align="none"/>
    </style:style>
    <style:style style:name="ce7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7" style:family="table-cell" style:parent-style-name="Default" style:data-style-name="N2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9" style:family="table-cell" style:parent-style-name="Default">
      <style:table-cell-properties fo:background-color="#99ccff" style:diagonal-bl-tr="none" style:diagonal-tl-br="none" fo:border="0.74pt solid #1a1a1a" fo:padding="0.71mm" style:rotation-align="non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8.7mm" fo:min-width="58.68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7.49mm" fo:min-width="91.9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1.96mm" fo:min-width="69.5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8.68mm" fo:min-width="50.8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2.62mm" fo:min-width="55.88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26.52mm" fo:min-width="46.63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4.01mm" fo:min-width="183.33mm" fo:padding-top="0.56mm" fo:padding-bottom="0.56mm" fo:padding-left="0.56mm" fo:padding-right="0.5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EŻEL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wysokość </text:p>
            <text:p>ewentualnej nagrody</text:p>
          </table:table-cell>
          <table:table-cell table:style-name="ce8" office:value-type="string" calcext:value-type="string">
            <text:p>średnia </text:p>
            <text:p>ocen</text:p>
          </table:table-cell>
          <table:table-cell>
            <draw:custom-shape table:end-cell-address="JEŻELI1.H9" table:end-x="16.46mm" table:end-y="2.47mm" draw:z-index="0" draw:name="Prostokąt 1" draw:style-name="gr1" draw:text-style-name="P2" svg:width="66.2mm" svg:height="46.22mm" svg:x="7.1mm" svg:y="1.07mm">
              <text:p text:style-name="P1"><text:span text:style-name="T1">chcemy, aby przy każdym </text:span><text:span text:style-name="T1">studencie spełniającym <text:s/></text:span><text:span text:style-name="T1">warunek: <text:s/></text:span></text:p>
              <text:p text:style-name="P1"><text:span text:style-name="T1"><text:s/></text:span><text:span text:style-name="T1">średnia <text:s/>&gt;= 4,25 </text:span></text:p>
              <text:p text:style-name="P1"><text:span text:style-name="T1">pojawiła się w kolumnie C </text:span><text:span text:style-name="T1">wartość 300 zł., a przy </text:span><text:span text:style-name="T1">pozostałych 0</text:span></text:p>
              <draw:enhanced-geometry svg:viewBox="0 0 21600 21600" draw:path-stretchpoint-x="10800" draw:path-stretchpoint-y="10800" draw:text-areas="?f3 ?f4 ?f5 ?f6" draw:type="round-rectangle" draw:modifiers="510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student 1</text:p>
          </table:table-cell>
          <table:table-cell table:style-name="ce5"/>
          <table:table-cell table:style-name="ce9" office:value-type="float" office:value="2.35" calcext:value-type="float">
            <text:p>2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2</text:p>
          </table:table-cell>
          <table:table-cell table:style-name="ce5"/>
          <table:table-cell table:style-name="ce9" office:value-type="float" office:value="3.9" calcext:value-type="float">
            <text:p>3,9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3</text:p>
          </table:table-cell>
          <table:table-cell table:style-name="ce5"/>
          <table:table-cell table:style-name="ce9" office:value-type="float" office:value="4.35" calcext:value-type="float">
            <text:p>4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4</text:p>
          </table:table-cell>
          <table:table-cell table:style-name="ce5"/>
          <table:table-cell table:style-name="ce9" office:value-type="float" office:value="3.55" calcext:value-type="float">
            <text:p>3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5</text:p>
          </table:table-cell>
          <table:table-cell table:style-name="ce5"/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6</text:p>
          </table:table-cell>
          <table:table-cell table:style-name="ce5"/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7</text:p>
          </table:table-cell>
          <table:table-cell table:style-name="ce5"/>
          <table:table-cell table:style-name="ce9" office:value-type="float" office:value="3.95" calcext:value-type="float">
            <text:p>3,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8</text:p>
          </table:table-cell>
          <table:table-cell table:style-name="ce5"/>
          <table:table-cell table:style-name="ce9" office:value-type="float" office:value="4.75" calcext:value-type="float">
            <text:p>4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9</text:p>
          </table:table-cell>
          <table:table-cell table:style-name="ce5"/>
          <table:table-cell table:style-name="ce9" office:value-type="float" office:value="4.89" calcext:value-type="float">
            <text:p>4,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0</text:p>
          </table:table-cell>
          <table:table-cell table:style-name="ce5"/>
          <table:table-cell table:style-name="ce9" office:value-type="float" office:value="3.65" calcext:value-type="float">
            <text:p>3,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1</text:p>
          </table:table-cell>
          <table:table-cell table:style-name="ce5"/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2</text:p>
          </table:table-cell>
          <table:table-cell table:style-name="ce5"/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3</text:p>
          </table:table-cell>
          <table:table-cell table:style-name="ce5"/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4</text:p>
          </table:table-cell>
          <table:table-cell table:style-name="ce5"/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5</text:p>
          </table:table-cell>
          <table:table-cell table:style-name="ce5"/>
          <table:table-cell table:style-name="ce9" office:value-type="float" office:value="4.25" calcext:value-type="float">
            <text:p>4,25</text:p>
          </table:table-cell>
          <table:table-cell table:number-columns-repeated="1020"/>
        </table:table-row>
        <table:table-row table:style-name="ro1">
          <table:table-cell table:number-columns-repeated="4"/>
          <table:table-cell>
            <draw:custom-shape table:end-cell-address="JEŻELI1.J22" table:end-x="13.87mm" table:end-y="4.71mm" draw:z-index="1" draw:name="Tekst 1" draw:style-name="gr2" draw:text-style-name="P2" svg:width="97.2mm" svg:height="42.77mm" svg:x="8.96mm" svg:y="1.64mm">
              <text:p text:style-name="P1"><text:span text:style-name="T2">Uczniowie, którzy brali udział w olimpiadzie matematycznej na poziomie województw i zajęli jedno z trzech pierwszych miejsc mają możliwość otrzymania indeksu bez egzaminu wstępnego.</text:span></text:p>
              <text:p text:style-name="P1"><text:span text:style-name="T2">W kolumnie Wstęp na studia bez egzaminu chciałbyś wyświetlić informację TAK dla uczniów, którzy spełniają zadany warunek, NIE dla uczniów, którzy go nie spełniają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Miejsce zajęte w olimpiadzie</text:p>
          </table:table-cell>
          <table:table-cell table:style-name="ce6" office:value-type="string" calcext:value-type="string">
            <text:p>Wstęp na studia bez egzaminu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2</text:p>
          </table:table-cell>
          <table:table-cell table:style-name="ce7" office:value-type="float" office:value="10" calcext:value-type="float">
            <text:p>10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3</text:p>
          </table:table-cell>
          <table:table-cell table:style-name="ce7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4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5</text:p>
          </table:table-cell>
          <table:table-cell table:style-name="ce7" office:value-type="float" office:value="8" calcext:value-type="float">
            <text:p>8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6</text:p>
          </table:table-cell>
          <table:table-cell table:style-name="ce7" office:value-type="float" office:value="5" calcext:value-type="float">
            <text:p>5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7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9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0</text:p>
          </table:table-cell>
          <table:table-cell table:style-name="ce7" office:value-type="float" office:value="7" calcext:value-type="float">
            <text:p>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1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2</text:p>
          </table:table-cell>
          <table:table-cell table:style-name="ce7" office:value-type="float" office:value="6" calcext:value-type="float">
            <text:p>6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3</text:p>
          </table:table-cell>
          <table:table-cell table:style-name="ce7" office:value-type="float" office:value="8" calcext:value-type="float">
            <text:p>8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4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5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2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1"/>
          <table:table-cell table:style-name="ce2"/>
          <table:table-cell table:style-name="ce12" office:value-type="string" calcext:value-type="string">
            <text:p>Wartość </text:p>
            <text:p>zakupu</text:p>
          </table:table-cell>
          <table:table-cell table:style-name="ce12" office:value-type="string" calcext:value-type="string">
            <text:p>Stawka </text:p>
            <text:p>rabatu</text:p>
          </table:table-cell>
          <table:table-cell table:style-name="ce12" office:value-type="string" calcext:value-type="string">
            <text:p>Kwota </text:p>
            <text:p>rabatu</text:p>
          </table:table-cell>
          <table:table-cell table:style-name="ce11">
            <draw:custom-shape table:end-cell-address="JEŻELI2.K8" table:end-x="2.24mm" table:end-y="2.25mm" draw:z-index="0" draw:name="Tekst 1" draw:style-name="gr3" draw:text-style-name="P2" svg:width="74.25mm" svg:height="36.66mm" svg:x="16.63mm" svg:y="2.93mm">
              <text:p text:style-name="P1"><text:span text:style-name="T3">Sprzedawca przyznaje rabat w wysokości 5% wartości zakupów klientom, robiącym zakupy o wartości &gt;=1000 zł. Chcesz obliczyć stawkę i kwotę rabatu dla poszczególnych klientów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018"/>
        </table:table-row>
        <table:table-row table:style-name="ro3">
          <table:table-cell table:style-name="ce11"/>
          <table:table-cell table:style-name="ce3" office:value-type="string" calcext:value-type="string">
            <text:p>klient 1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2</text:p>
          </table:table-cell>
          <table:table-cell table:style-name="ce13" office:value-type="float" office:value="1100" calcext:value-type="float">
            <text:p><text:s/>1 1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3</text:p>
          </table:table-cell>
          <table:table-cell table:style-name="ce13" office:value-type="float" office:value="500" calcext:value-type="float">
            <text:p><text:s/>5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4</text:p>
          </table:table-cell>
          <table:table-cell table:style-name="ce13" office:value-type="float" office:value="3500" calcext:value-type="float">
            <text:p><text:s/>3 5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5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6</text:p>
          </table:table-cell>
          <table:table-cell table:style-name="ce13" office:value-type="float" office:value="700" calcext:value-type="float">
            <text:p><text:s/>7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7</text:p>
          </table:table-cell>
          <table:table-cell table:style-name="ce13" office:value-type="float" office:value="1000" calcext:value-type="float">
            <text:p><text:s/>1 000,00 zł </text:p>
          </table:table-cell>
          <table:table-cell table:style-name="ce14"/>
          <table:table-cell table:style-name="ce15"/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8</text:p>
          </table:table-cell>
          <table:table-cell table:style-name="ce13" office:value-type="float" office:value="150" calcext:value-type="float">
            <text:p><text:s/>150,00 zł </text:p>
          </table:table-cell>
          <table:table-cell table:style-name="ce14"/>
          <table:table-cell table:style-name="ce15"/>
          <table:table-cell table:style-name="ce11"/>
          <table:table-cell table:style-name="ce1"/>
          <table:table-cell table:style-name="ce11" table:number-columns-repeated="1017"/>
        </table:table-row>
        <table:table-row table:style-name="ro3">
          <table:table-cell/>
          <table:table-cell table:style-name="ce3" office:value-type="string" calcext:value-type="string">
            <text:p>klient 9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0</text:p>
          </table:table-cell>
          <table:table-cell table:style-name="ce13" office:value-type="float" office:value="1265" calcext:value-type="float">
            <text:p><text:s/>1 265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1</text:p>
          </table:table-cell>
          <table:table-cell table:style-name="ce13" office:value-type="float" office:value="890" calcext:value-type="float">
            <text:p><text:s/>890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2</text:p>
          </table:table-cell>
          <table:table-cell table:style-name="ce13" office:value-type="float" office:value="985" calcext:value-type="float">
            <text:p><text:s/>985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3</text:p>
          </table:table-cell>
          <table:table-cell table:style-name="ce13" office:value-type="float" office:value="1256" calcext:value-type="float">
            <text:p><text:s/>1 256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4</text:p>
          </table:table-cell>
          <table:table-cell table:style-name="ce13" office:value-type="float" office:value="8000" calcext:value-type="float">
            <text:p><text:s/>8 000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5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/>
          <table:table-cell table:style-name="ce1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3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ce1"/>
        <table:table-column table:style-name="co1" table:number-columns-repeated="1017" table:default-cell-style-name="Default"/>
        <table:table-row table:style-name="ro1">
          <table:table-cell table:number-columns-repeated="5"/>
          <table:table-cell>
            <draw:custom-shape table:end-cell-address="JEŻELI3.I5" table:end-x="15.83mm" table:end-y="1.82mm" draw:z-index="0" draw:name="Auto kształt 1" draw:style-name="gr4" draw:text-style-name="P4" svg:width="56.15mm" svg:height="21.38mm" svg:x="16.09mm" svg:y="4.23mm">
              <text:p text:style-name="P3"><text:span text:style-name="T4">Oblicz wartość wyszczególnionych towarów w złotówkach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nazwa modelu</text:p>
          </table:table-cell>
          <table:table-cell table:style-name="ce18" office:value-type="string" calcext:value-type="string">
            <text:p>Model</text:p>
          </table:table-cell>
          <table:table-cell table:style-name="ce19" office:value-type="string" calcext:value-type="string">
            <text:p>Waluta</text:p>
          </table:table-cell>
          <table:table-cell table:style-name="ce19" office:value-type="string" calcext:value-type="string">
            <text:p>Cena 1 szt. w walucie obcej</text:p>
          </table:table-cell>
          <table:table-cell table:style-name="ce19" office:value-type="string" calcext:value-type="string">
            <text:p>Cena 1 szt. w zł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17" office:value-type="string" calcext:value-type="string">
            <text:p>LADOWARKA</text:p>
          </table:table-cell>
          <table:table-cell table:style-name="ce17" office:value-type="string" calcext:value-type="string">
            <text:p>AA-90E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00" calcext:value-type="float">
            <text:p>200</text:p>
          </table:table-cell>
          <table:table-cell table:style-name="ce23"/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D-DT21EE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500" calcext:value-type="float">
            <text:p>2500</text:p>
          </table:table-cell>
          <table:table-cell table:style-name="ce23"/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GRAMOFON</text:p>
          </table:table-cell>
          <table:table-cell table:style-name="ce17" office:value-type="string" calcext:value-type="string">
            <text:p>AL-F350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" calcext:value-type="float">
            <text:p>4500</text:p>
          </table:table-cell>
          <table:table-cell table:style-name="ce23"/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V-14JT5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2530" calcext:value-type="float">
            <text:p>2530</text:p>
          </table:table-cell>
          <table:table-cell table:style-name="ce23"/>
          <table:table-cell table:style-name="ce11"/>
          <table:table-cell table:style-name="ce25" office:value-type="string" calcext:value-type="string" table:number-columns-spanned="2" table:number-rows-spanned="1">
            <text:p>Kursy walut</text:p>
          </table:table-cell>
          <table:covered-table-cell table:style-name="ce25"/>
          <table:table-cell table:number-columns-repeated="1016"/>
        </table:table-row>
        <table:table-row table:style-name="ro7">
          <table:table-cell table:style-name="ce17" office:value-type="string" calcext:value-type="string">
            <text:p>WZMACNIACZ</text:p>
          </table:table-cell>
          <table:table-cell table:style-name="ce17" office:value-type="string" calcext:value-type="string">
            <text:p>AX-A442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830" calcext:value-type="float">
            <text:p>830</text:p>
          </table:table-cell>
          <table:table-cell table:style-name="ce23"/>
          <table:table-cell table:style-name="ce11"/>
          <table:table-cell table:style-name="ce26" office:value-type="string" calcext:value-type="string">
            <text:p>DEM</text:p>
          </table:table-cell>
          <table:table-cell table:style-name="ce27" office:value-type="float" office:value="2.13" calcext:value-type="float">
            <text:p><text:s/>2,13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MINI HIFI</text:p>
          </table:table-cell>
          <table:table-cell table:style-name="ce17" office:value-type="string" calcext:value-type="string">
            <text:p>CA-C22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0" calcext:value-type="float">
            <text:p>45000</text:p>
          </table:table-cell>
          <table:table-cell table:style-name="ce23"/>
          <table:table-cell table:style-name="ce11"/>
          <table:table-cell table:style-name="ce26" office:value-type="string" calcext:value-type="string">
            <text:p>USD</text:p>
          </table:table-cell>
          <table:table-cell table:style-name="ce27" office:value-type="float" office:value="4.15" calcext:value-type="float">
            <text:p><text:s/>4,15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ZMIENIACZ CD</text:p>
          </table:table-cell>
          <table:table-cell table:style-name="ce17" office:value-type="string" calcext:value-type="string">
            <text:p>CH-X100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1200" calcext:value-type="float">
            <text:p>1200</text:p>
          </table:table-cell>
          <table:table-cell table:style-name="ce23"/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ZESTAW GLOSNIK</text:p>
          </table:table-cell>
          <table:table-cell table:style-name="ce17" office:value-type="string" calcext:value-type="string">
            <text:p>CS-HG400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32000" calcext:value-type="float">
            <text:p>32000</text:p>
          </table:table-cell>
          <table:table-cell table:style-name="ce23"/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WALKMAN</text:p>
          </table:table-cell>
          <table:table-cell table:style-name="ce17" office:value-type="string" calcext:value-type="string">
            <text:p>CX-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00" calcext:value-type="float">
            <text:p>20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WALKMAN+RADIO</text:p>
          </table:table-cell>
          <table:table-cell table:style-name="ce17" office:value-type="string" calcext:value-type="string">
            <text:p>CX-F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TUNER</text:p>
          </table:table-cell>
          <table:table-cell table:style-name="ce17" office:value-type="string" calcext:value-type="string">
            <text:p>FX-311BK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00" calcext:value-type="float">
            <text:p>50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APARAT CYFROWY</text:p>
          </table:table-cell>
          <table:table-cell table:style-name="ce17" office:value-type="string" calcext:value-type="string">
            <text:p>GC-X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00" calcext:value-type="float">
            <text:p>250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KAMERA</text:p>
          </table:table-cell>
          <table:table-cell table:style-name="ce17" office:value-type="string" calcext:value-type="string">
            <text:p>GR-AX470EE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3600" calcext:value-type="float">
            <text:p>360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KAMERA CYFROWA</text:p>
          </table:table-cell>
          <table:table-cell table:style-name="ce17" office:value-type="string" calcext:value-type="string">
            <text:p>GR-DVF10EG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200" calcext:value-type="float">
            <text:p>520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STEROWNIK DRUK</text:p>
          </table:table-cell>
          <table:table-cell table:style-name="ce17" office:value-type="string" calcext:value-type="string">
            <text:p>GV-CB1E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CYFRO</text:p>
          </table:table-cell>
          <table:table-cell table:style-name="ce17" office:value-type="string" calcext:value-type="string">
            <text:p>GV-DT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1200" calcext:value-type="float">
            <text:p>120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VIDEO</text:p>
          </table:table-cell>
          <table:table-cell table:style-name="ce17" office:value-type="string" calcext:value-type="string">
            <text:p>GV-PT2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1450" calcext:value-type="float">
            <text:p>1450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7" office:value-type="string" calcext:value-type="string">
            <text:p>SLUCHAWKI</text:p>
          </table:table-cell>
          <table:table-cell table:style-name="ce17" office:value-type="string" calcext:value-type="string">
            <text:p>HA-B10BU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100" calcext:value-type="float">
            <text:p>100</text:p>
          </table:table-cell>
          <table:table-cell table:style-name="ce2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4" table:style-name="ta4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6" table:default-cell-style-name="Default"/>
        <table:table-row table:style-name="ro1">
          <table:table-cell>
            <draw:custom-shape table:end-cell-address="JEŻELI4.C4" table:end-x="24.94mm" table:end-y="2.38mm" draw:z-index="0" draw:name="Auto kształt 1" draw:style-name="gr5" draw:text-style-name="P4" svg:width="61.55mm" svg:height="14.82mm" svg:x="1.38mm" svg:y="1.05mm">
              <text:p text:style-name="P3"><text:span text:style-name="T4">Wypełnij poniższą fakturę. Wykorzystaj funkcje: JEŻELI oraz SUMA.JEŻELI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Artykuł</text:p>
          </table:table-cell>
          <table:table-cell table:style-name="ce32" office:value-type="string" calcext:value-type="string">
            <text:p>Ilość</text:p>
          </table:table-cell>
          <table:table-cell table:style-name="ce32" office:value-type="string" calcext:value-type="string">
            <text:p>Cena jednostkowa</text:p>
          </table:table-cell>
          <table:table-cell table:style-name="ce32" office:value-type="string" calcext:value-type="string">
            <text:p>Wartość</text:p>
          </table:table-cell>
          <table:table-cell table:style-name="ce32" office:value-type="string" calcext:value-type="string">
            <text:p>Podatek</text:p>
          </table:table-cell>
          <table:table-cell table:style-name="ce32" office:value-type="string" calcext:value-type="string">
            <text:p>Wartość podatku</text:p>
          </table:table-cell>
          <table:table-cell table:style-name="ce50" office:value-type="string" calcext:value-type="string">
            <text:p>Wartość z VAT-em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Art. Sanitarne</text:p>
          </table:table-cell>
          <table:table-cell table:style-name="ce33" office:value-type="float" office:value="1300" calcext:value-type="float">
            <text:p>1300</text:p>
          </table:table-cell>
          <table:table-cell table:style-name="ce36" office:value-type="float" office:value="780" calcext:value-type="float">
            <text:p>780,00</text:p>
          </table:table-cell>
          <table:table-cell table:style-name="ce40"/>
          <table:table-cell table:style-name="ce41" office:value-type="percentage" office:value="0.07" calcext:value-type="percentage">
            <text:p>7%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Samochody</text:p>
          </table:table-cell>
          <table:table-cell table:style-name="ce34" office:value-type="float" office:value="234" calcext:value-type="float">
            <text:p>234</text:p>
          </table:table-cell>
          <table:table-cell table:style-name="ce37" office:value-type="float" office:value="60000" calcext:value-type="float">
            <text:p>60000,00</text:p>
          </table:table-cell>
          <table:table-cell table:style-name="ce40"/>
          <table:table-cell table:style-name="ce42" office:value-type="percentage" office:value="0.22" calcext:value-type="percentage">
            <text:p>22%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Warzywa</text:p>
          </table:table-cell>
          <table:table-cell table:style-name="ce34" office:value-type="float" office:value="14563" calcext:value-type="float">
            <text:p>14563</text:p>
          </table:table-cell>
          <table:table-cell table:style-name="ce37" office:value-type="float" office:value="3.65" calcext:value-type="float">
            <text:p>3,65</text:p>
          </table:table-cell>
          <table:table-cell table:style-name="ce40"/>
          <table:table-cell table:style-name="ce42" office:value-type="percentage" office:value="0" calcext:value-type="percentage">
            <text:p>0%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Książki</text:p>
          </table:table-cell>
          <table:table-cell table:style-name="ce34" office:value-type="float" office:value="2345" calcext:value-type="float">
            <text:p>2345</text:p>
          </table:table-cell>
          <table:table-cell table:style-name="ce37" office:value-type="float" office:value="123.56" calcext:value-type="float">
            <text:p>123,56</text:p>
          </table:table-cell>
          <table:table-cell table:style-name="ce40"/>
          <table:table-cell table:style-name="ce42" office:value-type="percentage" office:value="0" calcext:value-type="percentage">
            <text:p>0%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Meble</text:p>
          </table:table-cell>
          <table:table-cell table:style-name="ce34" office:value-type="float" office:value="987" calcext:value-type="float">
            <text:p>987</text:p>
          </table:table-cell>
          <table:table-cell table:style-name="ce37" office:value-type="float" office:value="4000.45" calcext:value-type="float">
            <text:p>4000,45</text:p>
          </table:table-cell>
          <table:table-cell table:style-name="ce40"/>
          <table:table-cell table:style-name="ce42" office:value-type="percentage" office:value="0.22" calcext:value-type="percentage">
            <text:p>22%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30" office:value-type="string" calcext:value-type="string">
            <text:p>Glazura</text:p>
          </table:table-cell>
          <table:table-cell table:style-name="ce35" office:value-type="float" office:value="165478" calcext:value-type="float">
            <text:p>165478</text:p>
          </table:table-cell>
          <table:table-cell table:style-name="ce37" office:value-type="float" office:value="23.56" calcext:value-type="float">
            <text:p>23,56</text:p>
          </table:table-cell>
          <table:table-cell table:style-name="ce40"/>
          <table:table-cell table:style-name="ce42" office:value-type="percentage" office:value="0.07" calcext:value-type="percentage">
            <text:p>7%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11" table:number-columns-repeated="2"/>
          <table:table-cell table:style-name="ce38" office:value-type="string" calcext:value-type="string">
            <text:p>Razem :</text:p>
          </table:table-cell>
          <table:table-cell table:style-name="ce40"/>
          <table:table-cell table:style-name="ce43" office:value-type="string" calcext:value-type="string">
            <text:p>Wartość podatku :</text:p>
          </table:table-cell>
          <table:table-cell table:style-name="ce47"/>
          <table:table-cell table:style-name="ce51"/>
          <table:table-cell table:number-columns-repeated="1017"/>
        </table:table-row>
        <table:table-row table:style-name="ro7">
          <table:table-cell table:style-name="ce11" table:number-columns-repeated="4"/>
          <table:table-cell table:style-name="ce44" office:value-type="string" calcext:value-type="string">
            <text:p>w tym <text:s text:c="2"/>7 % :</text:p>
          </table:table-cell>
          <table:table-cell table:style-name="ce48"/>
          <table:table-cell table:style-name="ce52"/>
          <table:table-cell table:number-columns-repeated="1017"/>
        </table:table-row>
        <table:table-row table:style-name="ro7">
          <table:table-cell table:style-name="ce11" table:number-columns-repeated="4"/>
          <table:table-cell table:style-name="ce45" office:value-type="string" calcext:value-type="string">
            <text:p>w tym 22 %:</text:p>
          </table:table-cell>
          <table:table-cell table:style-name="ce49"/>
          <table:table-cell table:style-name="ce1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5" table:style-name="ta5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Default"/>
        <table:table-column table:style-name="co27" table:default-cell-style-name="ce1"/>
        <table:table-column table:style-name="co1" table:default-cell-style-name="Default"/>
        <table:table-column table:style-name="co25" table:default-cell-style-name="ce1"/>
        <table:table-column table:style-name="co28" table:default-cell-style-name="ce1"/>
        <table:table-column table:style-name="co1" table:number-columns-repeated="1016" table:default-cell-style-name="Default"/>
        <table:table-row table:style-name="ro1">
          <table:table-cell table:number-columns-repeated="6"/>
          <table:table-cell table:style-name="ce57" office:value-type="string" calcext:value-type="string" table:number-columns-spanned="2" table:number-rows-spanned="1">
            <text:p>staż</text:p>
          </table:table-cell>
          <table:covered-table-cell table:style-name="ce57"/>
          <table:table-cell table:number-columns-repeated="1016"/>
        </table:table-row>
        <table:table-row table:style-name="ro1"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zasadnicza</text:p>
          </table:table-cell>
          <table:table-cell table:style-name="ce25" office:value-type="string" calcext:value-type="string">
            <text:p>staż</text:p>
          </table:table-cell>
          <table:table-cell table:style-name="ce25" office:value-type="string" calcext:value-type="string">
            <text:p>%premii</text:p>
          </table:table-cell>
          <table:table-cell table:style-name="ce25" office:value-type="string" calcext:value-type="string">
            <text:p>wynagrodzenie</text:p>
          </table:table-cell>
          <table:table-cell/>
          <table:table-cell table:style-name="ce58" office:value-type="string" calcext:value-type="string">
            <text:p>OD 0-10</text:p>
          </table:table-cell>
          <table:table-cell table:style-name="ce59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7">
          <table:table-cell table:style-name="ce53" office:value-type="string" calcext:value-type="string">
            <text:p>Frankowski</text:p>
          </table:table-cell>
          <table:table-cell table:style-name="ce54" office:value-type="float" office:value="1000" calcext:value-type="float">
            <text:p><text:s/>1 000 zł </text:p>
          </table:table-cell>
          <table:table-cell table:style-name="ce21" office:value-type="float" office:value="11" calcext:value-type="float">
            <text:p>11</text:p>
          </table:table-cell>
          <table:table-cell table:style-name="ce55"/>
          <table:table-cell table:style-name="ce56"/>
          <table:table-cell/>
          <table:table-cell table:style-name="ce58" office:value-type="string" calcext:value-type="string">
            <text:p>&gt;10 do 15</text:p>
          </table:table-cell>
          <table:table-cell table:style-name="ce59" office:value-type="percentage" office:value="0.08" calcext:value-type="percentage">
            <text:p>8%</text:p>
          </table:table-cell>
          <table:table-cell table:number-columns-repeated="1016"/>
        </table:table-row>
        <table:table-row table:style-name="ro7">
          <table:table-cell table:style-name="ce53" office:value-type="string" calcext:value-type="string">
            <text:p>Pietrzak</text:p>
          </table:table-cell>
          <table:table-cell table:style-name="ce54" office:value-type="float" office:value="1200" calcext:value-type="float">
            <text:p><text:s/>1 20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/>
          <table:table-cell table:style-name="ce56"/>
          <table:table-cell/>
          <table:table-cell table:style-name="ce58" office:value-type="string" calcext:value-type="string">
            <text:p>powyżej 15</text:p>
          </table:table-cell>
          <table:table-cell table:style-name="ce59" office:value-type="percentage" office:value="0.14" calcext:value-type="percentage">
            <text:p>14%</text:p>
          </table:table-cell>
          <table:table-cell table:number-columns-repeated="1016"/>
        </table:table-row>
        <table:table-row table:style-name="ro7">
          <table:table-cell table:style-name="ce53" office:value-type="string" calcext:value-type="string">
            <text:p>Adamiak</text:p>
          </table:table-cell>
          <table:table-cell table:style-name="ce54" office:value-type="float" office:value="1100" calcext:value-type="float">
            <text:p><text:s/>1 1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/>
          <table:table-cell table:style-name="ce56"/>
          <table:table-cell/>
          <table:table-cell>
            <draw:custom-shape table:end-cell-address="JEŻELI5.I11" table:end-x="17.47mm" table:end-y="2.66mm" draw:z-index="0" draw:name="Auto kształt 1" draw:style-name="gr6" draw:text-style-name="P4" svg:width="51.57mm" svg:height="29.84mm" svg:x="0.26mm" svg:y="3.69mm">
              <text:p text:style-name="P3"><text:span text:style-name="T4">W zależności od długości stażu wylicz wartość premii i wynagrodzenia poszczególnych pracowników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7"/>
        </table:table-row>
        <table:table-row table:style-name="ro7">
          <table:table-cell table:style-name="ce53" office:value-type="string" calcext:value-type="string">
            <text:p>Dorg</text:p>
          </table:table-cell>
          <table:table-cell table:style-name="ce54" office:value-type="float" office:value="900" calcext:value-type="float">
            <text:p><text:s/>900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Berwicki</text:p>
          </table:table-cell>
          <table:table-cell table:style-name="ce54" office:value-type="float" office:value="960" calcext:value-type="float">
            <text:p><text:s/>9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Miller</text:p>
          </table:table-cell>
          <table:table-cell table:style-name="ce54" office:value-type="float" office:value="760" calcext:value-type="float">
            <text:p><text:s/>7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Ruda</text:p>
          </table:table-cell>
          <table:table-cell table:style-name="ce54" office:value-type="float" office:value="1520" calcext:value-type="float">
            <text:p><text:s/>1 520 zł </text:p>
          </table:table-cell>
          <table:table-cell table:style-name="ce21" office:value-type="float" office:value="15" calcext:value-type="float">
            <text:p>15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Welicki</text:p>
          </table:table-cell>
          <table:table-cell table:style-name="ce54" office:value-type="float" office:value="1400" calcext:value-type="float">
            <text:p><text:s/>1 4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Kania</text:p>
          </table:table-cell>
          <table:table-cell table:style-name="ce54" office:value-type="float" office:value="1365" calcext:value-type="float">
            <text:p><text:s/>1 365 zł </text:p>
          </table:table-cell>
          <table:table-cell table:style-name="ce21" office:value-type="float" office:value="17" calcext:value-type="float">
            <text:p>17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Czowski</text:p>
          </table:table-cell>
          <table:table-cell table:style-name="ce54" office:value-type="float" office:value="1255" calcext:value-type="float">
            <text:p><text:s/>1 255 zł </text:p>
          </table:table-cell>
          <table:table-cell table:style-name="ce21" office:value-type="float" office:value="13" calcext:value-type="float">
            <text:p>13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Lin</text:p>
          </table:table-cell>
          <table:table-cell table:style-name="ce54" office:value-type="float" office:value="1455" calcext:value-type="float">
            <text:p><text:s/>1 455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Alkowski</text:p>
          </table:table-cell>
          <table:table-cell table:style-name="ce54" office:value-type="float" office:value="1478" calcext:value-type="float">
            <text:p><text:s/>1 478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Martin</text:p>
          </table:table-cell>
          <table:table-cell table:style-name="ce54" office:value-type="float" office:value="1200" calcext:value-type="float">
            <text:p><text:s/>1 200 zł </text:p>
          </table:table-cell>
          <table:table-cell table:style-name="ce21" office:value-type="float" office:value="6" calcext:value-type="float">
            <text:p>6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Miller</text:p>
          </table:table-cell>
          <table:table-cell table:style-name="ce54" office:value-type="float" office:value="1000" calcext:value-type="float">
            <text:p><text:s/>1 000 zł </text:p>
          </table:table-cell>
          <table:table-cell table:style-name="ce21" office:value-type="float" office:value="5" calcext:value-type="float">
            <text:p>5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Leski</text:p>
          </table:table-cell>
          <table:table-cell table:style-name="ce54" office:value-type="float" office:value="980" calcext:value-type="float">
            <text:p><text:s/>98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Abramowicz</text:p>
          </table:table-cell>
          <table:table-cell table:style-name="ce54" office:value-type="float" office:value="950" calcext:value-type="float">
            <text:p><text:s/>950 zł </text:p>
          </table:table-cell>
          <table:table-cell table:style-name="ce21" office:value-type="float" office:value="18" calcext:value-type="float">
            <text:p>18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Baton</text:p>
          </table:table-cell>
          <table:table-cell table:style-name="ce54" office:value-type="float" office:value="1655" calcext:value-type="float">
            <text:p><text:s/>1 655 zł </text:p>
          </table:table-cell>
          <table:table-cell table:style-name="ce21" office:value-type="float" office:value="6" calcext:value-type="float">
            <text:p>6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7">
          <table:table-cell table:style-name="ce53" office:value-type="string" calcext:value-type="string">
            <text:p>Goldberg</text:p>
          </table:table-cell>
          <table:table-cell table:style-name="ce54" office:value-type="float" office:value="1364" calcext:value-type="float">
            <text:p><text:s/>1 364 zł </text:p>
          </table:table-cell>
          <table:table-cell table:style-name="ce21" office:value-type="float" office:value="8" calcext:value-type="float">
            <text:p>8</text:p>
          </table:table-cell>
          <table:table-cell table:style-name="ce55"/>
          <table:table-cell table:style-name="ce56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6" table:style-name="ta6">
        <office:forms form:automatic-focus="false" form:apply-design-mode="false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2" table:default-cell-style-name="ce1"/>
        <table:table-column table:style-name="co1" table:default-cell-style-name="Default"/>
        <table:table-column table:style-name="co33" table:default-cell-style-name="ce1"/>
        <table:table-column table:style-name="co34" table:default-cell-style-name="ce1"/>
        <table:table-column table:style-name="co27" table:default-cell-style-name="ce1"/>
        <table:table-column table:style-name="co1" table:number-columns-repeated="1014" table:default-cell-style-name="Default"/>
        <table:table-row table:style-name="ro9">
          <table:table-cell table:style-name="ce60" table:number-columns-repeated="3"/>
          <table:table-cell table:style-name="ce66"/>
          <table:table-cell table:style-name="ce60"/>
          <table:table-cell table:style-name="ce72"/>
          <table:table-cell table:number-columns-repeated="1018"/>
        </table:table-row>
        <table:table-row table:style-name="ro10">
          <table:table-cell table:style-name="ce61" office:value-type="string" calcext:value-type="string">
            <text:p>Nazwisko</text:p>
          </table:table-cell>
          <table:table-cell table:style-name="ce61" office:value-type="string" calcext:value-type="string">
            <text:p>Imię</text:p>
          </table:table-cell>
          <table:table-cell table:style-name="ce61" office:value-type="string" calcext:value-type="string">
            <text:p>Stanowisko</text:p>
          </table:table-cell>
          <table:table-cell table:style-name="ce67" office:value-type="string" calcext:value-type="string">
            <text:p>Wynagrodzenie</text:p>
          </table:table-cell>
          <table:table-cell table:style-name="ce61" office:value-type="string" calcext:value-type="string">
            <text:p>Data ur.</text:p>
          </table:table-cell>
          <table:table-cell table:style-name="ce73" office:value-type="string" calcext:value-type="string">
            <text:p>Data zat.</text:p>
          </table:table-cell>
          <table:table-cell table:style-name="ce74" office:value-type="string" calcext:value-type="string">
            <text:p>Wiek</text:p>
          </table:table-cell>
          <table:table-cell table:style-name="ce76" office:value-type="string" calcext:value-type="string">
            <text:p>Lata </text:p>
            <text:p>przepracowane</text:p>
          </table:table-cell>
          <table:table-cell table:style-name="ce78" office:value-type="string" calcext:value-type="string">
            <text:p>Premia</text:p>
          </table:table-cell>
          <table:table-cell table:style-name="ce80" office:value-type="string" calcext:value-type="string">
            <text:p>Wynagrodzenie</text:p>
            <text:p>+ premia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Frankowski</text:p>
          </table:table-cell>
          <table:table-cell table:style-name="ce62" office:value-type="string" calcext:value-type="string">
            <text:p>Leon</text:p>
          </table:table-cell>
          <table:table-cell table:style-name="ce62" office:value-type="string" calcext:value-type="string">
            <text:p>Asyst. Księg.</text:p>
          </table:table-cell>
          <table:table-cell table:style-name="ce68" office:value-type="float" office:value="2887.95" calcext:value-type="float">
            <text:p>2 888 zł</text:p>
          </table:table-cell>
          <table:table-cell table:style-name="ce70" office:value-type="date" office:date-value="1972-09-28" calcext:value-type="date">
            <text:p>28.09.1972</text:p>
          </table:table-cell>
          <table:table-cell table:style-name="ce70" office:value-type="date" office:date-value="1991-05-07" calcext:value-type="date">
            <text:p>7.05.199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9">
          <table:table-cell table:style-name="ce63" office:value-type="string" calcext:value-type="string">
            <text:p>Pietrzak</text:p>
          </table:table-cell>
          <table:table-cell table:style-name="ce63" office:value-type="string" calcext:value-type="string">
            <text:p>Robert</text:p>
          </table:table-cell>
          <table:table-cell table:style-name="ce63" office:value-type="string" calcext:value-type="string">
            <text:p>St. Asyst. Admin.</text:p>
          </table:table-cell>
          <table:table-cell table:style-name="ce69" office:value-type="float" office:value="3035.88" calcext:value-type="float">
            <text:p>3 036 zł</text:p>
          </table:table-cell>
          <table:table-cell table:style-name="ce71" office:value-type="date" office:date-value="1970-10-09" calcext:value-type="date">
            <text:p>9.10.1970</text:p>
          </table:table-cell>
          <table:table-cell table:style-name="ce71" office:value-type="date" office:date-value="1991-04-29" calcext:value-type="date">
            <text:p>29.04.199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Adamiak</text:p>
          </table:table-cell>
          <table:table-cell table:style-name="ce63" office:value-type="string" calcext:value-type="string">
            <text:p>Tomasz</text:p>
          </table:table-cell>
          <table:table-cell table:style-name="ce63" office:value-type="string" calcext:value-type="string">
            <text:p>St. Asyst. Admin.</text:p>
          </table:table-cell>
          <table:table-cell table:style-name="ce69" office:value-type="float" office:value="3135.88" calcext:value-type="float">
            <text:p>3 136 zł</text:p>
          </table:table-cell>
          <table:table-cell table:style-name="ce71" office:value-type="date" office:date-value="1970-07-08" calcext:value-type="date">
            <text:p>8.07.1970</text:p>
          </table:table-cell>
          <table:table-cell table:style-name="ce71" office:value-type="date" office:date-value="1991-04-10" calcext:value-type="date">
            <text:p>10.04.199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Dorg</text:p>
          </table:table-cell>
          <table:table-cell table:style-name="ce63" office:value-type="string" calcext:value-type="string">
            <text:p>Jarek</text:p>
          </table:table-cell>
          <table:table-cell table:style-name="ce63" office:value-type="string" calcext:value-type="string">
            <text:p>Inżynier informatyk</text:p>
          </table:table-cell>
          <table:table-cell table:style-name="ce69" office:value-type="float" office:value="5002.05" calcext:value-type="float">
            <text:p>5 002 zł</text:p>
          </table:table-cell>
          <table:table-cell table:style-name="ce71" office:value-type="date" office:date-value="1970-07-12" calcext:value-type="date">
            <text:p>12.07.1970</text:p>
          </table:table-cell>
          <table:table-cell table:style-name="ce71" office:value-type="date" office:date-value="1992-10-13" calcext:value-type="date">
            <text:p>13.10.1992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Berwicki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1913.88" calcext:value-type="float">
            <text:p>1 914 zł</text:p>
          </table:table-cell>
          <table:table-cell table:style-name="ce71" office:value-type="date" office:date-value="1970-06-27" calcext:value-type="date">
            <text:p>27.06.1970</text:p>
          </table:table-cell>
          <table:table-cell table:style-name="ce71" office:value-type="date" office:date-value="1991-04-18" calcext:value-type="date">
            <text:p>18.04.199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Miller</text:p>
          </table:table-cell>
          <table:table-cell table:style-name="ce63" office:value-type="string" calcext:value-type="string">
            <text:p>Urszula</text:p>
          </table:table-cell>
          <table:table-cell table:style-name="ce63" office:value-type="string" calcext:value-type="string">
            <text:p>Księgowy</text:p>
          </table:table-cell>
          <table:table-cell table:style-name="ce69" office:value-type="float" office:value="3601.44" calcext:value-type="float">
            <text:p>3 601 zł</text:p>
          </table:table-cell>
          <table:table-cell table:style-name="ce71" office:value-type="date" office:date-value="1969-05-28" calcext:value-type="date">
            <text:p>28.05.1969</text:p>
          </table:table-cell>
          <table:table-cell table:style-name="ce71" office:value-type="date" office:date-value="1989-06-20" calcext:value-type="date">
            <text:p>20.06.1989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Ruda</text:p>
          </table:table-cell>
          <table:table-cell table:style-name="ce63" office:value-type="string" calcext:value-type="string">
            <text:p>Felicja</text:p>
          </table:table-cell>
          <table:table-cell table:style-name="ce63" office:value-type="string" calcext:value-type="string">
            <text:p>Asyst. Admin.</text:p>
          </table:table-cell>
          <table:table-cell table:style-name="ce69" office:value-type="float" office:value="2322.32" calcext:value-type="float">
            <text:p>2 322 zł</text:p>
          </table:table-cell>
          <table:table-cell table:style-name="ce71" office:value-type="date" office:date-value="1969-05-15" calcext:value-type="date">
            <text:p>15.05.1969</text:p>
          </table:table-cell>
          <table:table-cell table:style-name="ce71" office:value-type="date" office:date-value="1991-11-09" calcext:value-type="date">
            <text:p>9.11.199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Welicki</text:p>
          </table:table-cell>
          <table:table-cell table:style-name="ce63" office:value-type="string" calcext:value-type="string">
            <text:p>Jarek</text:p>
          </table:table-cell>
          <table:table-cell table:style-name="ce63" office:value-type="string" calcext:value-type="string">
            <text:p>Asyst. Admin.</text:p>
          </table:table-cell>
          <table:table-cell table:style-name="ce69" office:value-type="float" office:value="4312.32" calcext:value-type="float">
            <text:p>4 312 zł</text:p>
          </table:table-cell>
          <table:table-cell table:style-name="ce71" office:value-type="date" office:date-value="1969-09-12" calcext:value-type="date">
            <text:p>12.09.1969</text:p>
          </table:table-cell>
          <table:table-cell table:style-name="ce71" office:value-type="date" office:date-value="1981-10-18" calcext:value-type="date">
            <text:p>18.10.198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Kania</text:p>
          </table:table-cell>
          <table:table-cell table:style-name="ce63" office:value-type="string" calcext:value-type="string">
            <text:p>Sławek</text:p>
          </table:table-cell>
          <table:table-cell table:style-name="ce63" office:value-type="string" calcext:value-type="string">
            <text:p>Asyst. Projekt.</text:p>
          </table:table-cell>
          <table:table-cell table:style-name="ce69" office:value-type="float" office:value="3239.44" calcext:value-type="float">
            <text:p>3 239 zł</text:p>
          </table:table-cell>
          <table:table-cell table:style-name="ce71" office:value-type="date" office:date-value="1969-08-28" calcext:value-type="date">
            <text:p>28.08.1969</text:p>
          </table:table-cell>
          <table:table-cell table:style-name="ce71" office:value-type="date" office:date-value="1992-08-07" calcext:value-type="date">
            <text:p>7.08.1992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Czowski</text:p>
          </table:table-cell>
          <table:table-cell table:style-name="ce63" office:value-type="string" calcext:value-type="string">
            <text:p>Robert</text:p>
          </table:table-cell>
          <table:table-cell table:style-name="ce63" office:value-type="string" calcext:value-type="string">
            <text:p>Asyst. Projekt.</text:p>
          </table:table-cell>
          <table:table-cell table:style-name="ce69" office:value-type="float" office:value="3239.44" calcext:value-type="float">
            <text:p>3 239 zł</text:p>
          </table:table-cell>
          <table:table-cell table:style-name="ce71" office:value-type="date" office:date-value="1969-05-04" calcext:value-type="date">
            <text:p>4.05.1969</text:p>
          </table:table-cell>
          <table:table-cell table:style-name="ce71" office:value-type="date" office:date-value="1991-11-17" calcext:value-type="date">
            <text:p>17.11.199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Lin</text:p>
          </table:table-cell>
          <table:table-cell table:style-name="ce63" office:value-type="string" calcext:value-type="string">
            <text:p>Michał</text:p>
          </table:table-cell>
          <table:table-cell table:style-name="ce63" office:value-type="string" calcext:value-type="string">
            <text:p>Inżynier informatyk</text:p>
          </table:table-cell>
          <table:table-cell table:style-name="ce69" office:value-type="float" office:value="5480.4" calcext:value-type="float">
            <text:p>5 480 zł</text:p>
          </table:table-cell>
          <table:table-cell table:style-name="ce71" office:value-type="date" office:date-value="1968-09-01" calcext:value-type="date">
            <text:p>1.09.1968</text:p>
          </table:table-cell>
          <table:table-cell table:style-name="ce71" office:value-type="date" office:date-value="1990-07-08" calcext:value-type="date">
            <text:p>8.07.1990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Alkowski</text:p>
          </table:table-cell>
          <table:table-cell table:style-name="ce63" office:value-type="string" calcext:value-type="string">
            <text:p>Dariusz</text:p>
          </table:table-cell>
          <table:table-cell table:style-name="ce63" office:value-type="string" calcext:value-type="string">
            <text:p>Asyst. Tech.</text:p>
          </table:table-cell>
          <table:table-cell table:style-name="ce69" office:value-type="float" office:value="2303.6" calcext:value-type="float">
            <text:p>2 304 zł</text:p>
          </table:table-cell>
          <table:table-cell table:style-name="ce71" office:value-type="date" office:date-value="1965-08-17" calcext:value-type="date">
            <text:p>17.08.1965</text:p>
          </table:table-cell>
          <table:table-cell table:style-name="ce71" office:value-type="date" office:date-value="1989-03-04" calcext:value-type="date">
            <text:p>4.03.1989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Martin</text:p>
          </table:table-cell>
          <table:table-cell table:style-name="ce63" office:value-type="string" calcext:value-type="string">
            <text:p>Sara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2189.2" calcext:value-type="float">
            <text:p>2 189 zł</text:p>
          </table:table-cell>
          <table:table-cell table:style-name="ce71" office:value-type="date" office:date-value="1964-05-19" calcext:value-type="date">
            <text:p>19.05.1964</text:p>
          </table:table-cell>
          <table:table-cell table:style-name="ce71" office:value-type="date" office:date-value="1993-01-01" calcext:value-type="date">
            <text:p>1.01.1993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Miller</text:p>
          </table:table-cell>
          <table:table-cell table:style-name="ce63" office:value-type="string" calcext:value-type="string">
            <text:p>Janina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3901.44" calcext:value-type="float">
            <text:p>3 901 zł</text:p>
          </table:table-cell>
          <table:table-cell table:style-name="ce71" office:value-type="date" office:date-value="1964-09-01" calcext:value-type="date">
            <text:p>1.09.1964</text:p>
          </table:table-cell>
          <table:table-cell table:style-name="ce71" office:value-type="date" office:date-value="1981-10-26" calcext:value-type="date">
            <text:p>26.10.1981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Leski</text:p>
          </table:table-cell>
          <table:table-cell table:style-name="ce63" office:value-type="string" calcext:value-type="string">
            <text:p>Eryk</text:p>
          </table:table-cell>
          <table:table-cell table:style-name="ce63" office:value-type="string" calcext:value-type="string">
            <text:p>Analityk</text:p>
          </table:table-cell>
          <table:table-cell table:style-name="ce69" office:value-type="float" office:value="7895.52" calcext:value-type="float">
            <text:p>7 896 zł</text:p>
          </table:table-cell>
          <table:table-cell table:style-name="ce71" office:value-type="date" office:date-value="1962-09-16" calcext:value-type="date">
            <text:p>16.09.1962</text:p>
          </table:table-cell>
          <table:table-cell table:style-name="ce71" office:value-type="date" office:date-value="1987-11-06" calcext:value-type="date">
            <text:p>6.11.1987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Abramowicz</text:p>
          </table:table-cell>
          <table:table-cell table:style-name="ce63" office:value-type="string" calcext:value-type="string">
            <text:p>Bolek</text:p>
          </table:table-cell>
          <table:table-cell table:style-name="ce63" office:value-type="string" calcext:value-type="string">
            <text:p>Asyst. Admin.</text:p>
          </table:table-cell>
          <table:table-cell table:style-name="ce69" office:value-type="float" office:value="4479.5" calcext:value-type="float">
            <text:p>4 480 zł</text:p>
          </table:table-cell>
          <table:table-cell table:style-name="ce71" office:value-type="date" office:date-value="1961-10-14" calcext:value-type="date">
            <text:p>14.10.1961</text:p>
          </table:table-cell>
          <table:table-cell table:style-name="ce71" office:value-type="date" office:date-value="1990-12-16" calcext:value-type="date">
            <text:p>16.12.1990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7">
          <table:table-cell table:style-name="ce63" office:value-type="string" calcext:value-type="string">
            <text:p>Baton</text:p>
          </table:table-cell>
          <table:table-cell table:style-name="ce63" office:value-type="string" calcext:value-type="string">
            <text:p>Ilona</text:p>
          </table:table-cell>
          <table:table-cell table:style-name="ce63" office:value-type="string" calcext:value-type="string">
            <text:p>Projektant</text:p>
          </table:table-cell>
          <table:table-cell table:style-name="ce69" office:value-type="float" office:value="5859.25" calcext:value-type="float">
            <text:p>5 859 zł</text:p>
          </table:table-cell>
          <table:table-cell table:style-name="ce71" office:value-type="date" office:date-value="1954-10-03" calcext:value-type="date">
            <text:p>3.10.1954</text:p>
          </table:table-cell>
          <table:table-cell table:style-name="ce71" office:value-type="date" office:date-value="1990-12-24" calcext:value-type="date">
            <text:p>24.12.1990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8">
          <table:table-cell table:style-name="ce63" office:value-type="string" calcext:value-type="string">
            <text:p>Goldberg</text:p>
          </table:table-cell>
          <table:table-cell table:style-name="ce63" office:value-type="string" calcext:value-type="string">
            <text:p>Maria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3488.75" calcext:value-type="float">
            <text:p>3 489 zł</text:p>
          </table:table-cell>
          <table:table-cell table:style-name="ce71" office:value-type="date" office:date-value="1950-10-18" calcext:value-type="date">
            <text:p>18.10.1950</text:p>
          </table:table-cell>
          <table:table-cell table:style-name="ce71" office:value-type="date" office:date-value="1984-12-18" calcext:value-type="date">
            <text:p>18.12.1984</text:p>
          </table:table-cell>
          <table:table-cell table:style-name="ce75"/>
          <table:table-cell table:style-name="ce77"/>
          <table:table-cell table:style-name="ce79"/>
          <table:table-cell table:style-name="ce2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8">
          <table:table-cell table:style-name="ce64" office:value-type="string" calcext:value-type="string">
            <text:p>Data dzisiejsza</text:p>
          </table:table-cell>
          <table:table-cell table:style-name="ce65" table:formula="of:=TODAY()" office:value-type="date" office:date-value="2020-01-03" calcext:value-type="date">
            <text:p>3.01.2020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custom-shape table:end-cell-address="JEŻELI6.J26" table:end-x="28.83mm" table:end-y="3.8mm" draw:z-index="0" draw:name="Prostokąt 1" draw:style-name="gr7" draw:text-style-name="P4" svg:width="186.07mm" svg:height="16.75mm" svg:x="4.7mm" svg:y="0.54mm">
              <text:p text:style-name="P3"><text:span text:style-name="T4">Wstaw formuły liczące wiek i staż pracy.</text:span></text:p>
              <text:p text:style-name="P3"><text:span text:style-name="T4">Skonstruuj formułę, która przyzna 15% premii pracoiwnikom, którzy przepracowali więcej niż 17 lat.</text:span></text:p>
              <text:p text:style-name="P3"><text:span text:style-name="T4">Wykorzystaj funkcje: JEŻELI, ROK, TERAZ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GS_Total" table:base-cell-address="$JEŻELI1.$A$1" table:cell-range-address="#REF!"/>
        <table:named-range table:name="COGS_Total_6" table:base-cell-address="$JEŻELI1.$A$1" table:cell-range-address="#REF!"/>
        <table:named-expression table:name="DB_razem" table:base-cell-address="$JEŻELI1.$A$1" table:expression="['file:///home/lo1sand/Dokumenty/materialy/arkusz/home/smaster/Dokumenty/materialy/arkusz/home/smaster/Dokumenty/materialy/arkusz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23:.$O$23]"/>
        <table:named-range table:name="DEM" table:base-cell-address="$JEŻELI1.$A$1" table:cell-range-address="$JEŻELI3.$H$7"/>
        <table:named-range table:name="do_lat_10" table:base-cell-address="$JEŻELI1.$A$1" table:cell-range-address="#REF!"/>
        <table:named-range table:name="EXP_Total" table:base-cell-address="$JEŻELI1.$A$1" table:cell-range-address="#REF!"/>
        <table:named-range table:name="EXP_Total_6" table:base-cell-address="$JEŻELI1.$A$1" table:cell-range-address="#REF!"/>
        <table:named-range table:name="Gross_Profit" table:base-cell-address="$JEŻELI1.$A$1" table:cell-range-address="#REF!"/>
        <table:named-range table:name="Gross_Profit_6" table:base-cell-address="$JEŻELI1.$A$1" table:cell-range-address="#REF!"/>
        <table:named-range table:name="GR_Total" table:base-cell-address="$JEŻELI1.$A$1" table:cell-range-address="#REF!"/>
        <table:named-range table:name="GR_Total_6" table:base-cell-address="$JEŻELI1.$A$1" table:cell-range-address="#REF!"/>
        <table:named-range table:name="Ilość_rat_w_roku" table:base-cell-address="$JEŻELI1.$A$1" table:cell-range-address="#REF!"/>
        <table:named-expression table:name="Koszty_razem" table:base-cell-address="$JEŻELI1.$A$1" table:expression="['file:///home/lo1sand/Dokumenty/materialy/arkusz/home/smaster/Dokumenty/materialy/arkusz/home/smaster/Dokumenty/materialy/arkusz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29:.$O$29]"/>
        <table:named-range table:name="lata_pracy" table:base-cell-address="$JEŻELI1.$A$1" table:cell-range-address="#REF!"/>
        <table:named-range table:name="Okres_spłaty_w_latach" table:base-cell-address="$JEŻELI1.$A$1" table:cell-range-address="#REF!"/>
        <table:named-range table:name="Operating_Income" table:base-cell-address="$JEŻELI1.$A$1" table:cell-range-address="#REF!"/>
        <table:named-range table:name="Operating_Income_6" table:base-cell-address="$JEŻELI1.$A$1" table:cell-range-address="#REF!"/>
        <table:named-range table:name="Oprocentowanie_roczne" table:base-cell-address="$JEŻELI1.$A$1" table:cell-range-address="#REF!"/>
        <table:named-range table:name="powyzej_10" table:base-cell-address="$JEŻELI1.$A$1" table:cell-range-address="#REF!"/>
        <table:named-range table:name="USD" table:base-cell-address="$JEŻELI1.$A$1" table:cell-range-address="$JEŻELI3.$H$8"/>
        <table:named-range table:name="Wartość_kredytu" table:base-cell-address="$JEŻELI1.$A$1" table:cell-range-address="#REF!"/>
        <table:named-expression table:name="Wydatki_razem" table:base-cell-address="$JEŻELI1.$A$1" table:expression="['file:///home/lo1sand/Dokumenty/materialy/arkusz/home/smaster/Dokumenty/materialy/arkusz/home/smaster/Dokumenty/materialy/arkusz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43:.$O$43]"/>
        <table:named-range table:name="wynagrodzenie_netto" table:base-cell-address="$JEŻELI1.$A$1" table:cell-range-address="#REF!"/>
        <table:named-expression table:name="Zysk_brutto" table:base-cell-address="$JEŻELI1.$A$1" table:expression="['file:///home/lo1sand/Dokumenty/materialy/arkusz/home/smaster/Dokumenty/materialy/arkusz/home/smaster/Dokumenty/materialy/arkusz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30:.$O$30]"/>
        <table:named-expression table:name="Zysk_netto" table:base-cell-address="$JEŻELI1.$A$1" table:expression="['file:///home/lo1sand/Dokumenty/materialy/arkusz/home/smaster/Dokumenty/materialy/arkusz/home/smaster/Dokumenty/materialy/arkusz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44:.$O$4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number-style style:name="N121">
      <number:number number:decimal-places="0" loext:min-decimal-places="0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_5b_0_5d_" style:display-name="Comma [0]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Heading_5f_Jezeli" style:display-name="Heading_Jezeli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Normal_5f_INV961" style:display-name="Normal_INV9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family="'MS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" style:font-family-complex="'MS Sans'" style:font-family-generic-complex="swiss" style:font-pitch-complex="variable" style:font-size-complex="10pt" style:font-style-complex="normal" style:font-weight-complex="normal"/>
    </style:style>
    <style:style style:name="Tusental_5f_Resultat_20_96" style:display-name="Tusental_Resultat 9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Valuta_5f_Resultat_20_96" style:display-name="Valuta_Resultat 96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JEŻELI1" style:display-name="PageStyle_JEŻEL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2" style:display-name="PageStyle_JEŻELI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3" style:display-name="PageStyle_JEŻELI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4" style:display-name="PageStyle_JEŻELI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5" style:display-name="PageStyle_JEŻELI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JEŻELI6" style:display-name="PageStyle_JEŻELI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3T11:03:31.996035509</dc:date>
    <meta:editing-cycles>19</meta:editing-cycles>
    <meta:editing-duration>PT51M2S</meta:editing-duration>
    <meta:generator>LibreOffice/6.0.7.3$Linux_X86_64 LibreOffice_project/00m0$Build-3</meta:generator>
    <meta:document-statistic meta:table-count="6" meta:cell-count="400" meta:object-count="7"/>
  </office:meta>
</office:document-meta>
</file>